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8pt" officeooo:paragraph-rsid="000daa34" style:font-size-asian="8pt" style:font-size-complex="8pt"/>
    </style:style>
    <style:style style:name="P2" style:family="paragraph" style:parent-style-name="Header">
      <style:text-properties style:font-name="Calibri" fo:font-size="8pt" officeooo:rsid="000b6766" officeooo:paragraph-rsid="000b6766" style:font-size-asian="8pt" style:font-size-complex="8pt"/>
    </style:style>
    <style:style style:name="P3" style:family="paragraph" style:parent-style-name="Standard">
      <style:text-properties style:font-name="Calibri" fo:font-size="10pt" officeooo:rsid="001e82c4" officeooo:paragraph-rsid="001e82c4" style:font-size-asian="10pt" style:font-size-complex="10pt"/>
    </style:style>
    <style:style style:name="P4" style:family="paragraph" style:parent-style-name="Standard">
      <style:text-properties style:font-name="Calibri" fo:font-size="10pt" officeooo:rsid="001e82c4" officeooo:paragraph-rsid="00226733" style:font-size-asian="10pt" style:font-size-complex="10pt"/>
    </style:style>
    <style:style style:name="P5" style:family="paragraph" style:parent-style-name="Standard">
      <style:text-properties style:font-name="Calibri" fo:font-size="10pt" officeooo:rsid="00100837" officeooo:paragraph-rsid="000bd08f" style:font-size-asian="10pt" style:font-size-complex="10pt"/>
    </style:style>
    <style:style style:name="P6" style:family="paragraph" style:parent-style-name="Standard">
      <style:text-properties style:font-name="Calibri" fo:font-size="10pt" officeooo:rsid="0021a66c" officeooo:paragraph-rsid="0021a66c" style:font-size-asian="10pt" style:font-size-complex="10pt"/>
    </style:style>
    <style:style style:name="T1" style:family="text">
      <style:text-properties fo:font-weight="bold" officeooo:rsid="000b6766" style:font-weight-asian="bold" style:font-weight-complex="bold"/>
    </style:style>
    <style:style style:name="T2" style:family="text">
      <style:text-properties fo:font-weight="bold" officeooo:rsid="001e00cf" style:font-weight-asian="bold" style:font-weight-complex="bold"/>
    </style:style>
    <style:style style:name="T3" style:family="text">
      <style:text-properties officeooo:rsid="000b6766"/>
    </style:style>
    <style:style style:name="T4" style:family="text">
      <style:text-properties officeooo:rsid="0021a66c"/>
    </style:style>
    <style:style style:name="T5" style:family="text">
      <style:text-properties officeooo:rsid="00226733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Write your quality assurance report here. <text:span text:style-name="T4">This document should report on the quality assurance actions taken by you to ensure that the network software that you have developed will operate correctly once delivered.</text:span></text:p>
      <text:p text:style-name="P6"/>
      <text:p text:style-name="P4">Maximum length is two pages. <text:span text:style-name="T5">Track changes is enabl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Liberation Serif" fo:font-size="12pt" fo:language="en" fo:country="IE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8pt" officeooo:paragraph-rsid="000daa34" style:font-size-asian="8pt" style:font-size-complex="8pt"/>
    </style:style>
    <style:style style:name="MP2" style:family="paragraph" style:parent-style-name="Header">
      <style:text-properties style:font-name="Calibri" fo:font-size="8pt" officeooo:rsid="000b6766" officeooo:paragraph-rsid="000b6766" style:font-size-asian="8pt" style:font-size-complex="8pt"/>
    </style:style>
    <style:style style:name="MT1" style:family="text">
      <style:text-properties fo:font-weight="bold" officeooo:rsid="000b6766" style:font-weight-asian="bold" style:font-weight-complex="bold"/>
    </style:style>
    <style:style style:name="MT2" style:family="text">
      <style:text-properties fo:font-weight="bold" officeooo:rsid="001e00cf" style:font-weight-asian="bold" style:font-weight-complex="bold"/>
    </style:style>
    <style:style style:name="MT3" style:family="text">
      <style:text-properties officeooo:rsid="000b6766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number:date-style style:name="N10111" number:language="en" number:country="IE" number:title="User-defined"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Xarxes: </text:span><text:span text:style-name="MT2">Quality Assurance Report</text:span><text:span text:style-name="MT3"><text:tab/><text:tab/>Jane Doe (niu here), </text:span>Joe Public<text:span text:style-name="MT3"> (niu here)</text:span></text:p>
      </style:header>
      <style:footer>
        <text:p text:style-name="MP2">Spring <text:date style:data-style-name="N10111" text:date-value="2020-01-15T09:46:48.717741630">2020</text: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46:46.826433180</meta:creation-date>
    <meta:generator>LibreOffice/6.1.5.2$Linux_X86_64 LibreOffice_project/10$Build-2</meta:generator>
    <meta:editing-duration>PT20S</meta:editing-duration>
    <meta:editing-cycles>2</meta:editing-cycles>
    <dc:date>2020-01-15T09:46:48.679176109</dc:date>
    <meta:document-statistic meta:table-count="0" meta:image-count="0" meta:object-count="0" meta:page-count="1" meta:paragraph-count="4" meta:word-count="57" meta:character-count="360" meta:non-whitespace-character-count="305"/>
  </office:meta>
</office:document-meta>
</file>